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9.258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4.44cm"/>
    </style:style>
    <style:style style:name="co17" style:family="table-column">
      <style:table-column-properties fo:break-before="auto" style:column-width="8.491cm"/>
    </style:style>
    <style:style style:name="co18" style:family="table-column">
      <style:table-column-properties fo:break-before="auto" style:column-width="13.282cm"/>
    </style:style>
    <style:style style:name="co19" style:family="table-column">
      <style:table-column-properties fo:break-before="auto" style:column-width="7.325cm"/>
    </style:style>
    <style:style style:name="co20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1"/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PDB:This type never has field names</text:p>
          </table:table-cell>
          <table:table-cell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 table:number-rows-repeated="65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4">24-12-2008</text:date>, <text:time>11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24T11:45:25</dc:date>
    <meta:editing-cycles>73</meta:editing-cycles>
    <meta:editing-duration>P5DT1H45M43S</meta:editing-duration>
    <meta:user-defined meta:name="Info 1"/>
    <meta:user-defined meta:name="Info 2"/>
    <meta:user-defined meta:name="Info 3"/>
    <meta:user-defined meta:name="Info 4"/>
    <meta:document-statistic meta:table-count="6" meta:cell-count="1105"/>
  </office:meta>
</office:document-meta>
</file>